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c081" officeooo:paragraph-rsid="001ac081"/>
    </style:style>
    <style:style style:name="P2" style:family="paragraph" style:parent-style-name="Standard">
      <style:text-properties officeooo:rsid="001caed1" officeooo:paragraph-rsid="001caed1"/>
    </style:style>
    <style:style style:name="P3" style:family="paragraph" style:parent-style-name="Standard">
      <style:text-properties officeooo:rsid="001dd8c0" officeooo:paragraph-rsid="001dd8c0"/>
    </style:style>
    <style:style style:name="P4" style:family="paragraph" style:parent-style-name="Standard">
      <style:text-properties officeooo:rsid="001f0f1c" officeooo:paragraph-rsid="001f0f1c"/>
    </style:style>
    <style:style style:name="P5" style:family="paragraph" style:parent-style-name="Standard">
      <style:text-properties officeooo:rsid="0020639e" officeooo:paragraph-rsid="0020639e"/>
    </style:style>
    <style:style style:name="P6" style:family="paragraph" style:parent-style-name="Standard">
      <style:text-properties fo:font-weight="bold" officeooo:rsid="0020bfb2" officeooo:paragraph-rsid="0020bfb2" style:font-weight-asian="bold" style:font-weight-complex="bold"/>
    </style:style>
    <style:style style:name="P7" style:family="paragraph" style:parent-style-name="Standard">
      <style:text-properties fo:font-weight="bold" officeooo:rsid="00239095" officeooo:paragraph-rsid="00239095" style:font-weight-asian="bold" style:font-weight-complex="bold"/>
    </style:style>
    <style:style style:name="P8" style:family="paragraph" style:parent-style-name="Standard">
      <style:text-properties fo:font-weight="bold" officeooo:rsid="000ea051" officeooo:paragraph-rsid="00317fe1" style:font-weight-asian="bold" style:font-weight-complex="bold"/>
    </style:style>
    <style:style style:name="P9" style:family="paragraph" style:parent-style-name="Standard">
      <style:text-properties fo:font-weight="bold" officeooo:rsid="000ef6c3" officeooo:paragraph-rsid="00317fe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f6cf8" officeooo:paragraph-rsid="00317fe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b1373" officeooo:paragraph-rsid="00317fe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d7040" officeooo:paragraph-rsid="00317fe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e7fea" officeooo:paragraph-rsid="00317fe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ffada" officeooo:paragraph-rsid="00317fe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0a75f" officeooo:paragraph-rsid="00317fe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0e480" officeooo:paragraph-rsid="00317fe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15d98" officeooo:paragraph-rsid="00317fe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36606" officeooo:paragraph-rsid="00317fe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4c19c" officeooo:paragraph-rsid="00317fe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6e703" officeooo:paragraph-rsid="00317fe1" style:font-weight-asian="bold" style:font-weight-complex="bold"/>
    </style:style>
    <style:style style:name="P21" style:family="paragraph" style:parent-style-name="Standard">
      <style:text-properties fo:color="#000000" fo:font-weight="bold" officeooo:rsid="002440ae" officeooo:paragraph-rsid="002440ae" style:font-weight-asian="bold" style:font-weight-complex="bold"/>
    </style:style>
    <style:style style:name="P22" style:family="paragraph" style:parent-style-name="Standard">
      <style:text-properties fo:color="#000000" fo:font-weight="bold" officeooo:rsid="0026273c" officeooo:paragraph-rsid="0026273c" style:font-weight-asian="bold" style:font-weight-complex="bold"/>
    </style:style>
    <style:style style:name="P23" style:family="paragraph" style:parent-style-name="Standard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fo:font-style="normal" fo:font-weight="normal" officeooo:rsid="0028b315" officeooo:paragraph-rsid="0028b31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fo:font-style="normal" fo:font-weight="normal" officeooo:rsid="00295499" officeooo:paragraph-rsid="0029549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000000" fo:font-style="normal" fo:font-weight="normal" officeooo:rsid="0029dc7f" officeooo:paragraph-rsid="0029dc7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fo:font-style="normal" fo:font-weight="bold" officeooo:rsid="0029dc7f" officeooo:paragraph-rsid="0029dc7f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color="#000000" fo:font-style="normal" fo:font-weight="bold" officeooo:rsid="002ae008" officeooo:paragraph-rsid="002ae008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color="#000000" fo:font-style="normal" fo:font-weight="bold" officeooo:rsid="002afdc1" officeooo:paragraph-rsid="002afdc1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color="#000000" fo:font-style="normal" style:text-underline-style="none" fo:font-weight="bold" officeooo:rsid="002c9553" officeooo:paragraph-rsid="002c9553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color="#000000" fo:font-style="normal" style:text-underline-style="none" fo:font-weight="bold" officeooo:rsid="002dadd4" officeooo:paragraph-rsid="002dadd4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color="#000000" fo:font-style="normal" style:text-underline-style="none" fo:font-weight="normal" officeooo:rsid="002ae008" officeooo:paragraph-rsid="002ae00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000000" fo:font-style="normal" style:text-underline-style="none" fo:font-weight="normal" officeooo:rsid="002c10b6" officeooo:paragraph-rsid="002c10b6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000000" fo:font-style="normal" style:text-underline-style="none" fo:font-weight="normal" officeooo:rsid="002c9553" officeooo:paragraph-rsid="002c9553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weight="normal" officeooo:rsid="001dd8c0" officeooo:paragraph-rsid="001dd8c0" style:font-weight-asian="normal" style:font-weight-complex="normal"/>
    </style:style>
    <style:style style:name="P36" style:family="paragraph" style:parent-style-name="Standard">
      <style:text-properties fo:font-weight="normal" officeooo:rsid="001f0f1c" officeooo:paragraph-rsid="001f0f1c" style:font-weight-asian="normal" style:font-weight-complex="normal"/>
    </style:style>
    <style:style style:name="P37" style:family="paragraph" style:parent-style-name="Standard">
      <style:text-properties fo:font-weight="normal" officeooo:rsid="0020bfb2" officeooo:paragraph-rsid="0020bfb2" style:font-weight-asian="normal" style:font-weight-complex="normal"/>
    </style:style>
    <style:style style:name="P38" style:family="paragraph" style:parent-style-name="Standard">
      <style:text-properties fo:font-weight="normal" officeooo:rsid="000b99f7" officeooo:paragraph-rsid="00317fe1" style:font-weight-asian="normal" style:font-weight-complex="normal"/>
    </style:style>
    <style:style style:name="P39" style:family="paragraph" style:parent-style-name="Standard">
      <style:text-properties fo:font-weight="normal" officeooo:rsid="000d481f" officeooo:paragraph-rsid="00317fe1" style:font-weight-asian="normal" style:font-weight-complex="normal"/>
    </style:style>
    <style:style style:name="P40" style:family="paragraph" style:parent-style-name="Standard">
      <style:text-properties fo:color="#ce181e" fo:font-weight="normal" officeooo:rsid="00239095" officeooo:paragraph-rsid="00239095" style:font-weight-asian="normal" style:font-weight-complex="normal"/>
    </style:style>
    <style:style style:name="P41" style:family="paragraph" style:parent-style-name="Standard" style:list-style-name="L1">
      <style:text-properties officeooo:rsid="001caed1" officeooo:paragraph-rsid="001caed1"/>
    </style:style>
    <style:style style:name="P42" style:family="paragraph" style:parent-style-name="Standard" style:list-style-name="L2">
      <style:text-properties officeooo:rsid="001caed1" officeooo:paragraph-rsid="001caed1"/>
    </style:style>
    <style:style style:name="P43" style:family="paragraph" style:parent-style-name="Standard" style:list-style-name="L2">
      <style:text-properties officeooo:rsid="001dd8c0" officeooo:paragraph-rsid="001dd8c0"/>
    </style:style>
    <style:style style:name="P44" style:family="paragraph" style:parent-style-name="Standard" style:list-style-name="L3">
      <style:text-properties fo:font-weight="normal" officeooo:rsid="001dd8c0" officeooo:paragraph-rsid="001dd8c0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20bfb2" officeooo:paragraph-rsid="0020bfb2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20bfb2" officeooo:paragraph-rsid="0020bfb2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20bfb2" officeooo:paragraph-rsid="0020bfb2" style:font-weight-asian="normal" style:font-weight-complex="normal"/>
    </style:style>
    <style:style style:name="P48" style:family="paragraph" style:parent-style-name="Standard" style:list-style-name="L7">
      <style:text-properties fo:font-weight="normal" officeooo:rsid="00239095" officeooo:paragraph-rsid="00239095" style:font-weight-asian="normal" style:font-weight-complex="normal"/>
    </style:style>
    <style:style style:name="P49" style:family="paragraph" style:parent-style-name="Standard">
      <style:text-properties fo:font-weight="normal" officeooo:rsid="000d481f" officeooo:paragraph-rsid="00317fe1" style:font-weight-asian="normal" style:font-weight-complex="normal"/>
    </style:style>
    <style:style style:name="P50" style:family="paragraph" style:parent-style-name="Standard">
      <style:text-properties fo:font-weight="normal" officeooo:rsid="000ea051" officeooo:paragraph-rsid="00317fe1" style:font-weight-asian="normal" style:font-weight-complex="normal"/>
    </style:style>
    <style:style style:name="P51" style:family="paragraph" style:parent-style-name="Standard">
      <style:text-properties fo:font-weight="normal" officeooo:rsid="000ef6c3" officeooo:paragraph-rsid="00317fe1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00f6cf8" officeooo:paragraph-rsid="00317fe1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191664" officeooo:paragraph-rsid="00317fe1" style:font-weight-asian="normal" style:font-weight-complex="normal"/>
    </style:style>
    <style:style style:name="P54" style:family="paragraph" style:parent-style-name="Standard" style:list-style-name="L7">
      <style:text-properties fo:font-weight="bold" officeooo:rsid="00239095" officeooo:paragraph-rsid="00239095" style:font-weight-asian="bold" style:font-weight-complex="bold"/>
    </style:style>
    <style:style style:name="P55" style:family="paragraph" style:parent-style-name="Standard" style:list-style-name="L20">
      <style:text-properties fo:font-weight="bold" officeooo:rsid="000d481f" officeooo:paragraph-rsid="00317fe1" style:font-weight-asian="bold" style:font-weight-complex="bold"/>
    </style:style>
    <style:style style:name="P56" style:family="paragraph" style:parent-style-name="Standard" style:list-style-name="L21">
      <style:paragraph-properties fo:text-align="start" style:justify-single-word="false"/>
      <style:text-properties fo:font-weight="bold" officeooo:rsid="00191664" officeooo:paragraph-rsid="00317fe1" style:font-weight-asian="bold" style:font-weight-complex="bold"/>
    </style:style>
    <style:style style:name="P57" style:family="paragraph" style:parent-style-name="Standard" style:list-style-name="L27">
      <style:text-properties fo:font-weight="bold" officeooo:rsid="000606b5" officeooo:paragraph-rsid="0031eb1b" style:font-weight-asian="bold" style:font-weight-complex="bold"/>
    </style:style>
    <style:style style:name="P58" style:family="paragraph" style:parent-style-name="Standard">
      <style:text-properties fo:font-weight="bold" officeooo:rsid="000606b5" officeooo:paragraph-rsid="0031eb1b" style:font-weight-asian="bold" style:font-weight-complex="bold"/>
    </style:style>
    <style:style style:name="P59" style:family="paragraph" style:parent-style-name="Standard" style:list-style-name="L27">
      <style:text-properties fo:font-weight="bold" officeooo:rsid="0007a90d" officeooo:paragraph-rsid="0031eb1b" style:font-weight-asian="bold" style:font-weight-complex="bold"/>
    </style:style>
    <style:style style:name="P60" style:family="paragraph" style:parent-style-name="Standard" style:list-style-name="L27">
      <style:text-properties fo:font-weight="bold" officeooo:rsid="000a5c33" officeooo:paragraph-rsid="0031eb1b" style:font-weight-asian="bold" style:font-weight-complex="bold"/>
    </style:style>
    <style:style style:name="P61" style:family="paragraph" style:parent-style-name="Standard" style:list-style-name="L27">
      <style:text-properties fo:font-weight="bold" officeooo:rsid="000ab018" officeooo:paragraph-rsid="0031eb1b" style:font-weight-asian="bold" style:font-weight-complex="bold"/>
    </style:style>
    <style:style style:name="P62" style:family="paragraph" style:parent-style-name="Standard" style:list-style-name="L27">
      <style:text-properties fo:font-weight="bold" officeooo:rsid="000d4004" officeooo:paragraph-rsid="0031eb1b" style:font-weight-asian="bold" style:font-weight-complex="bold"/>
    </style:style>
    <style:style style:name="P63" style:family="paragraph" style:parent-style-name="Standard" style:list-style-name="L27">
      <style:text-properties fo:font-weight="bold" officeooo:rsid="000dc811" officeooo:paragraph-rsid="0031eb1b" style:font-weight-asian="bold" style:font-weight-complex="bold"/>
    </style:style>
    <style:style style:name="P64" style:family="paragraph" style:parent-style-name="Standard" style:list-style-name="L27">
      <style:text-properties fo:font-weight="bold" officeooo:rsid="000edca1" officeooo:paragraph-rsid="0031eb1b" style:font-weight-asian="bold" style:font-weight-complex="bold"/>
    </style:style>
    <style:style style:name="P65" style:family="paragraph" style:parent-style-name="Standard" style:list-style-name="L27">
      <style:text-properties fo:font-weight="bold" officeooo:rsid="0010c35d" officeooo:paragraph-rsid="0031eb1b" style:font-weight-asian="bold" style:font-weight-complex="bold"/>
    </style:style>
    <style:style style:name="P66" style:family="paragraph" style:parent-style-name="Standard">
      <style:text-properties fo:font-weight="bold" officeooo:rsid="0010c35d" officeooo:paragraph-rsid="0031eb1b" style:font-weight-asian="bold" style:font-weight-complex="bold"/>
    </style:style>
    <style:style style:name="P67" style:family="paragraph" style:parent-style-name="Standard">
      <style:text-properties fo:font-weight="bold" officeooo:rsid="00128c8c" officeooo:paragraph-rsid="0031eb1b" style:font-weight-asian="bold" style:font-weight-complex="bold"/>
    </style:style>
    <style:style style:name="P68" style:family="paragraph" style:parent-style-name="Standard">
      <style:text-properties fo:font-weight="bold" officeooo:rsid="00133723" officeooo:paragraph-rsid="0031eb1b" style:font-weight-asian="bold" style:font-weight-complex="bold"/>
    </style:style>
    <style:style style:name="P69" style:family="paragraph" style:parent-style-name="Standard" style:list-style-name="L8">
      <style:text-properties fo:color="#000000" fo:font-weight="bold" officeooo:rsid="0026273c" officeooo:paragraph-rsid="0026273c" style:font-weight-asian="bold" style:font-weight-complex="bold"/>
    </style:style>
    <style:style style:name="P70" style:family="paragraph" style:parent-style-name="Standard" style:list-style-name="L13">
      <style:text-properties fo:color="#000000" fo:font-weight="bold" officeooo:rsid="0026273c" officeooo:paragraph-rsid="0026273c" style:font-weight-asian="bold" style:font-weight-complex="bold"/>
    </style:style>
    <style:style style:name="P71" style:family="paragraph" style:parent-style-name="Standard" style:list-style-name="L9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72" style:family="paragraph" style:parent-style-name="Standard" style:list-style-name="L10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73" style:family="paragraph" style:parent-style-name="Standard" style:list-style-name="L11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74" style:family="paragraph" style:parent-style-name="Standard" style:list-style-name="L12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75" style:family="paragraph" style:parent-style-name="Standard" style:list-style-name="L13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76" style:family="paragraph" style:parent-style-name="Standard" style:list-style-name="L14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77" style:family="paragraph" style:parent-style-name="Standard" style:list-style-name="L15">
      <style:text-properties fo:color="#000000" fo:font-style="normal" fo:font-weight="bold" officeooo:rsid="00295499" officeooo:paragraph-rsid="00295499" style:font-style-asian="normal" style:font-weight-asian="bold" style:font-style-complex="normal" style:font-weight-complex="bold"/>
    </style:style>
    <style:style style:name="P78" style:family="paragraph" style:parent-style-name="Standard" style:list-style-name="L16">
      <style:text-properties fo:color="#000000" fo:font-style="normal" fo:font-weight="bold" officeooo:rsid="002ae008" officeooo:paragraph-rsid="002ae008" style:font-style-asian="normal" style:font-weight-asian="bold" style:font-style-complex="normal" style:font-weight-complex="bold"/>
    </style:style>
    <style:style style:name="P79" style:family="paragraph" style:parent-style-name="Standard" style:list-style-name="L17">
      <style:text-properties fo:color="#000000" fo:font-style="normal" fo:font-weight="bold" officeooo:rsid="002afdc1" officeooo:paragraph-rsid="002afdc1" style:font-style-asian="normal" style:font-weight-asian="bold" style:font-style-complex="normal" style:font-weight-complex="bold"/>
    </style:style>
    <style:style style:name="P80" style:family="paragraph" style:parent-style-name="Standard" style:list-style-name="L16">
      <style:text-properties fo:color="#000000" fo:font-style="normal" style:text-underline-style="none" fo:font-weight="normal" officeooo:rsid="002ae008" officeooo:paragraph-rsid="002ae008" style:font-style-asian="normal" style:font-weight-asian="normal" style:font-style-complex="normal" style:font-weight-complex="normal"/>
    </style:style>
    <style:style style:name="P81" style:family="paragraph" style:parent-style-name="Standard" style:list-style-name="L18">
      <style:text-properties fo:color="#000000" fo:font-style="normal" style:text-underline-style="none" fo:font-weight="normal" officeooo:rsid="002c9553" officeooo:paragraph-rsid="002c9553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color="#000000" fo:font-style="normal" style:text-underline-style="none" fo:font-weight="normal" officeooo:rsid="002e184f" officeooo:paragraph-rsid="002e184f" style:font-style-asian="normal" style:font-weight-asian="normal" style:font-style-complex="normal" style:font-weight-complex="normal"/>
    </style:style>
    <style:style style:name="P83" style:family="paragraph" style:parent-style-name="Standard" style:list-style-name="L17">
      <style:text-properties fo:color="#000000" fo:font-style="normal" style:text-underline-style="none" fo:font-weight="bold" officeooo:rsid="002afdc1" officeooo:paragraph-rsid="002afdc1" style:font-style-asian="normal" style:font-weight-asian="bold" style:font-style-complex="normal" style:font-weight-complex="bold"/>
    </style:style>
    <style:style style:name="P84" style:family="paragraph" style:parent-style-name="Standard" style:list-style-name="L17">
      <style:text-properties fo:color="#000000" fo:font-style="normal" style:text-underline-style="none" fo:font-weight="bold" officeooo:rsid="002c10b6" officeooo:paragraph-rsid="002c10b6" style:font-style-asian="normal" style:font-weight-asian="bold" style:font-style-complex="normal" style:font-weight-complex="bold"/>
    </style:style>
    <style:style style:name="P85" style:family="paragraph" style:parent-style-name="Standard" style:list-style-name="L18">
      <style:text-properties fo:color="#000000" fo:font-style="normal" style:text-underline-style="none" fo:font-weight="bold" officeooo:rsid="002c9553" officeooo:paragraph-rsid="002c9553" style:font-style-asian="normal" style:font-weight-asian="bold" style:font-style-complex="normal" style:font-weight-complex="bold"/>
    </style:style>
    <style:style style:name="P86" style:family="paragraph" style:parent-style-name="Standard" style:list-style-name="L19">
      <style:text-properties fo:color="#000000" fo:font-style="normal" style:text-underline-style="none" fo:font-weight="bold" officeooo:rsid="002dadd4" officeooo:paragraph-rsid="002dadd4" style:font-style-asian="normal" style:font-weight-asian="bold" style:font-style-complex="normal" style:font-weight-complex="bold"/>
    </style:style>
    <style:style style:name="P87" style:family="paragraph" style:parent-style-name="Standard" style:list-style-name="L19">
      <style:text-properties fo:color="#000000" fo:font-style="normal" style:text-underline-style="none" fo:font-weight="bold" officeooo:rsid="002e184f" officeooo:paragraph-rsid="002e184f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c52d0" officeooo:paragraph-rsid="00317fe1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145ff5" officeooo:paragraph-rsid="0031eb1b" style:font-style-asian="normal" style:font-weight-asian="bold" style:font-style-complex="normal" style:font-weight-complex="bold"/>
    </style:style>
    <style:style style:name="P90" style:family="paragraph" style:parent-style-name="Standard" style:list-style-name="L17">
      <style:text-properties fo:color="#000000" fo:font-style="normal" style:text-underline-style="solid" style:text-underline-width="auto" style:text-underline-color="font-color" fo:font-weight="bold" officeooo:rsid="002afdc1" officeooo:paragraph-rsid="002afdc1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style:text-underline-style="none" fo:font-weight="normal" officeooo:rsid="00191664" officeooo:paragraph-rsid="00317fe1" style:font-weight-asian="normal" style:font-weight-complex="normal"/>
    </style:style>
    <style:style style:name="P92" style:family="paragraph" style:parent-style-name="Standard" style:list-style-name="L22">
      <style:paragraph-properties fo:text-align="start" style:justify-single-word="false"/>
      <style:text-properties style:text-underline-style="none" fo:font-weight="normal" officeooo:rsid="001c9ffe" officeooo:paragraph-rsid="00317fe1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underline-style="none" fo:font-weight="normal" officeooo:rsid="001c9ffe" officeooo:paragraph-rsid="00317fe1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underline-style="none" fo:font-weight="normal" officeooo:rsid="001d7040" officeooo:paragraph-rsid="00317fe1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underline-style="none" fo:font-weight="normal" officeooo:rsid="001e7fea" officeooo:paragraph-rsid="00317fe1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underline-style="none" fo:font-weight="normal" officeooo:rsid="001ffada" officeooo:paragraph-rsid="00317fe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text-underline-style="none" fo:font-weight="normal" officeooo:rsid="0020a75f" officeooo:paragraph-rsid="00317fe1" style:font-weight-asian="normal" style:font-weight-complex="normal"/>
    </style:style>
    <style:style style:name="P98" style:family="paragraph" style:parent-style-name="Standard" style:list-style-name="L23">
      <style:paragraph-properties fo:text-align="start" style:justify-single-word="false"/>
      <style:text-properties style:text-underline-style="none" fo:font-weight="normal" officeooo:rsid="0020a75f" officeooo:paragraph-rsid="00317fe1" style:font-weight-asian="normal" style:font-weight-complex="normal"/>
    </style:style>
    <style:style style:name="P99" style:family="paragraph" style:parent-style-name="Standard" style:list-style-name="L24">
      <style:paragraph-properties fo:text-align="start" style:justify-single-word="false"/>
      <style:text-properties style:text-underline-style="none" fo:font-weight="normal" officeooo:rsid="0020a75f" officeooo:paragraph-rsid="00317fe1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underline-style="none" fo:font-weight="normal" officeooo:rsid="0020e480" officeooo:paragraph-rsid="00317fe1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underline-style="none" fo:font-weight="normal" officeooo:rsid="0022299a" officeooo:paragraph-rsid="00317fe1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underline-style="none" fo:font-weight="normal" officeooo:rsid="00236606" officeooo:paragraph-rsid="00317fe1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underline-style="none" fo:font-weight="normal" officeooo:rsid="0024c19c" officeooo:paragraph-rsid="00317fe1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underline-style="none" fo:font-weight="normal" officeooo:rsid="002984cb" officeooo:paragraph-rsid="00317fe1" style:font-weight-asian="normal" style:font-weight-complex="normal"/>
    </style:style>
    <style:style style:name="P105" style:family="paragraph" style:parent-style-name="Standard">
      <style:text-properties officeooo:rsid="00012c45" officeooo:paragraph-rsid="0031eb1b"/>
    </style:style>
    <style:style style:name="P106" style:family="paragraph" style:parent-style-name="Standard">
      <style:text-properties officeooo:rsid="0002ad33" officeooo:paragraph-rsid="0031eb1b"/>
    </style:style>
    <style:style style:name="P107" style:family="paragraph" style:parent-style-name="Standard" style:list-style-name="L25">
      <style:text-properties officeooo:rsid="00043867" officeooo:paragraph-rsid="0031eb1b"/>
    </style:style>
    <style:style style:name="P108" style:family="paragraph" style:parent-style-name="Standard">
      <style:text-properties officeooo:rsid="00043867" officeooo:paragraph-rsid="0031eb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8c0" style:font-weight-asian="bold" style:font-weight-complex="bold"/>
    </style:style>
    <style:style style:name="T3" style:family="text">
      <style:text-properties officeooo:rsid="001dd8c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d8c0" style:font-weight-asian="normal" style:font-weight-complex="normal"/>
    </style:style>
    <style:style style:name="T6" style:family="text">
      <style:text-properties fo:font-weight="normal" officeooo:rsid="0025c42f" style:font-weight-asian="normal" style:font-weight-complex="normal"/>
    </style:style>
    <style:style style:name="T7" style:family="text">
      <style:text-properties fo:font-weight="normal" officeooo:rsid="002c10b6" style:font-weight-asian="normal" style:font-weight-complex="normal"/>
    </style:style>
    <style:style style:name="T8" style:family="text">
      <style:text-properties fo:font-weight="normal" officeooo:rsid="002984cb" style:font-weight-asian="normal" style:font-weight-complex="normal"/>
    </style:style>
    <style:style style:name="T9" style:family="text">
      <style:text-properties fo:font-weight="normal" officeooo:rsid="0003c38c" style:font-weight-asian="normal" style:font-weight-complex="normal"/>
    </style:style>
    <style:style style:name="T10" style:family="text">
      <style:text-properties fo:font-weight="normal" officeooo:rsid="0008b83e" style:font-weight-asian="normal" style:font-weight-complex="normal"/>
    </style:style>
    <style:style style:name="T11" style:family="text">
      <style:text-properties fo:color="#ce181e" fo:font-weight="normal" style:font-weight-asian="normal" style:font-weight-complex="normal"/>
    </style:style>
    <style:style style:name="T12" style:family="text">
      <style:text-properties fo:color="#ce181e" fo:font-weight="normal" officeooo:rsid="000889cd" style:font-weight-asian="normal" style:font-weight-complex="normal"/>
    </style:style>
    <style:style style:name="T13" style:family="text">
      <style:text-properties fo:color="#ce181e" style:text-underline-style="none" fo:font-weight="normal" officeooo:rsid="0022299a" style:font-weight-asian="normal" style:font-weight-complex="normal"/>
    </style:style>
    <style:style style:name="T14" style:family="text">
      <style:text-properties fo:color="#ce181e" officeooo:rsid="000889c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0b73c4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2984cb" style:font-weight-asian="normal" style:font-weight-complex="normal"/>
    </style:style>
    <style:style style:name="T23" style:family="text">
      <style:text-properties style:text-underline-style="none" fo:font-weight="normal" officeooo:rsid="001c9ffe" style:font-weight-asian="normal" style:font-weight-complex="normal"/>
    </style:style>
    <style:style style:name="T24" style:family="text">
      <style:text-properties style:text-underline-style="none" fo:font-weight="normal" officeooo:rsid="0022299a" style:font-weight-asian="normal" style:font-weight-complex="normal"/>
    </style:style>
    <style:style style:name="T25" style:family="text">
      <style:text-properties style:text-underline-style="none" fo:font-weight="normal" officeooo:rsid="00288154" style:font-weight-asian="normal" style:font-weight-complex="normal"/>
    </style:style>
    <style:style style:name="T26" style:family="text">
      <style:text-properties style:text-underline-style="none" officeooo:rsid="001c9ffe"/>
    </style:style>
    <style:style style:name="T27" style:family="text">
      <style:text-properties officeooo:rsid="001354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entralização <text:span text:style-name="T1">por serviços/funcional/técnica/por outorga</text:span>:</text:p>
      <text:list xml:id="list2389829087" text:style-name="L1">
        <text:list-item>
          <text:p text:style-name="P41">mediante lei;</text:p>
        </text:list-item>
        <text:list-item>
          <text:p text:style-name="P41">criação de PJ de direito público ou privado;</text:p>
        </text:list-item>
        <text:list-item>
          <text:p text:style-name="P41">atribui a PJ criada a titularidade e a execução de certo serviço público;</text:p>
        </text:list-item>
        <text:list-item>
          <text:p text:style-name="P41">o ente que cria a PJ “perde a disponibilidade do serviço”, só podendo retomá-lo mediante lei, ou seja, o prazo de outorga é, geralmente, indeterminado.</text:p>
        </text:list-item>
      </text:list>
      <text:p text:style-name="P2"/>
      <text:p text:style-name="P2">Descentralização <text:span text:style-name="T1">por colaboração/delegação</text:span>:</text:p>
      <text:list xml:id="list120734912" text:style-name="L2">
        <text:list-item>
          <text:p text:style-name="P42">mediante contrato ou ato unilateral;</text:p>
        </text:list-item>
        <text:list-item>
          <text:p text:style-name="P42">Estado transfere a execução a PJ de direito privado, mas mantém a titularidade;</text:p>
        </text:list-item>
        <text:list-item>
          <text:p text:style-name="P42">concessões, permissões e autorizações;</text:p>
        </text:list-item>
        <text:list-item>
          <text:p text:style-name="P42"><text:span text:style-name="T3">delegação </text:span><text:span text:style-name="T2">por contrato</text:span><text:span text:style-name="T5"> → </text:span><text:span text:style-name="T4">sempre</text:span> por prazo determinado;</text:p>
        </text:list-item>
        <text:list-item>
          <text:p text:style-name="P43">delegação <text:span text:style-name="T1">por ato administrativo</text:span><text:span text:style-name="T4"> → geralmente sem prazo.</text:span></text:p>
        </text:list-item>
      </text:list>
      <text:p text:style-name="P35"/>
      <text:p text:style-name="P3"><text:span text:style-name="T4">Descentralização </text:span><text:span text:style-name="T1">territorial/geográfica</text:span><text:span text:style-name="T4">:</text:span></text:p>
      <text:list xml:id="list2945893117" text:style-name="L3">
        <text:list-item>
          <text:p text:style-name="P44">entidade local, geograficamente limitada, dotada de personalidade jurídica prória, de direito público;</text:p>
        </text:list-item>
        <text:list-item>
          <text:p text:style-name="P44">capacidade administrativa genérica;</text:p>
        </text:list-item>
        <text:list-item>
          <text:p text:style-name="P44">permite o exercício da capacidade legislativa, mas sem autonomia (subordinada às normas emanadas pelo poder central).</text:p>
        </text:list-item>
      </text:list>
      <text:p text:style-name="P35"/>
      <text:p text:style-name="P4"><text:span text:style-name="T4">Desconcentração </text:span><text:span text:style-name="T1">em razão da matéria</text:span><text:span text:style-name="T4"> → MF, MTE…</text:span></text:p>
      <text:p text:style-name="P4"><text:span text:style-name="T4">Desconcentração </text:span><text:span text:style-name="T1">em razão do grau ou hierarquia</text:span><text:span text:style-name="T4"> → ministérios, secretarias, superintendências…</text:span></text:p>
      <text:p text:style-name="P4"><text:span text:style-name="T4">Desconcentração </text:span><text:span text:style-name="T1">pelo critério territorial</text:span><text:span text:style-name="T4"> → SRFB/SP, SRFB/RS…</text:span></text:p>
      <text:p text:style-name="P36"/>
      <text:p text:style-name="P5"><text:span text:style-name="T1">Centralização </text:span><text:span text:style-name="T4">→ Estado retoma a execução do serviço, prestando-o diretamente.</text:span></text:p>
      <text:p text:style-name="P5"><text:span text:style-name="T1">Concentração </text:span><text:span text:style-name="T4">→ dois ou mais órgãos internos são agrupados em apenas um.</text:span></text:p>
      <text:p text:style-name="P36"/>
      <text:p text:style-name="P6">Teoria do mandato<text:span text:style-name="T4">:</text:span></text:p>
      <text:list xml:id="list544460935" text:style-name="L4">
        <text:list-item>
          <text:p text:style-name="P45">agentes seriam mandatários do Estado;</text:p>
        </text:list-item>
        <text:list-item>
          <text:p text:style-name="P45">não vingou, pois não explica como o Estado, que não tem vontade própria, <text:s/>poderia outorgar o mandato.</text:p>
        </text:list-item>
      </text:list>
      <text:p text:style-name="P37"/>
      <text:p text:style-name="P6">Teoria da representação<text:span text:style-name="T4">:</text:span></text:p>
      <text:list xml:id="list852927546" text:style-name="L5">
        <text:list-item>
          <text:p text:style-name="P46">agentes seriam representantes do Estado, equiparado à figura do tutor ou curador dos incapazes;</text:p>
        </text:list-item>
        <text:list-item>
          <text:p text:style-name="P46">criticada por equiparar o Estado ao incapaz que, ao contrário daquele, não possui capacidade para designar representante para si mesmo;</text:p>
        </text:list-item>
        <text:list-item>
          <text:p text:style-name="P46">criticada também por permitir que o representante ultrapasse os poderes da representação sem que o Estado respondesse por esses atos perante terceiros prejudicados.</text:p>
        </text:list-item>
      </text:list>
      <text:p text:style-name="P37"/>
      <text:p text:style-name="P6">Teoria do órgão<text:span text:style-name="T4">:</text:span></text:p>
      <text:list xml:id="list2088227460" text:style-name="L6">
        <text:list-item>
          <text:p text:style-name="P47">presume que a PJ manifesta sua vontade por meio dos órgãos que a compõem, sendo eles mesmos, os órgãos, compostos por agentes;</text:p>
        </text:list-item>
        <text:list-item>
          <text:p text:style-name="P47">quando os agentes agem, é como se o próprio Estado o fizesse;</text:p>
        </text:list-item>
        <text:list-item>
          <text:p text:style-name="P47">Di Pietro → substitui-se a ideia de “representação” pela de “imputação”;</text:p>
        </text:list-item>
        <text:list-item>
          <text:p text:style-name="P47">para haver a imputação, é preciso que o agente que pratica o ato esteja agindo conforme a lei ou que, pelo menos, o ato revista-se de aparência de ato jurídico legítimo e seja praticado por alguém que pareça ser um agente público.</text:p>
        </text:list-item>
      </text:list>
      <text:p text:style-name="P37"/>
      <text:p text:style-name="P7"><text:soft-page-break/>Órgão público<text:span text:style-name="T4">:</text:span></text:p>
      <text:list xml:id="list1735568835" text:style-name="L7">
        <text:list-item>
          <text:p text:style-name="P48">no Poder Executivo:</text:p>
          <text:list>
            <text:list-item>
              <text:p text:style-name="P48">criação e extinção → lei em sentido formal (iniciativa do PR, aprovação do legislativo);</text:p>
            </text:list-item>
            <text:list-item>
              <text:p text:style-name="P48">organização e funcionamento → decretos autônomos;</text:p>
            </text:list-item>
          </text:list>
        </text:list-item>
        <text:list-item>
          <text:p text:style-name="P48">no Poder Judiciário:</text:p>
          <text:list>
            <text:list-item>
              <text:p text:style-name="P48">a iniciativa de lei compete ao STF, Tribunais Superiores, TJ’s, TC’s e MP;</text:p>
            </text:list-item>
          </text:list>
        </text:list-item>
        <text:list-item>
          <text:p text:style-name="P48">no Poder Legislativo:</text:p>
          <text:list>
            <text:list-item>
              <text:p text:style-name="P54"><text:span text:style-name="T4">Para </text:span>Carvalho <text:span text:style-name="T4">Filho: criação, extinção, organização e funcionamento </text:span>não<text:span text:style-name="T4"> dependem de lei, mas de </text:span>atos administrativos<text:span text:style-name="T4"> praticados pelas respectivas Casas. </text:span><text:span text:style-name="T11">[só considerar isso correto se a questão trouxer elementos que induzam à doutrina de Carvalho Filho!]</text:span></text:p>
            </text:list-item>
          </text:list>
        </text:list-item>
      </text:list>
      <text:p text:style-name="P40"/>
      <text:p text:style-name="P21"><text:span text:style-name="T4">Órgãos </text:span>autônomos <text:span text:style-name="T4">e os </text:span>independentes<text:span text:style-name="T4"> possuem capacidade processula para impetrar </text:span>MS na defesa de suas prerrogativas e competências<text:span text:style-name="T4">, </text:span><text:span text:style-name="T6">quando violadas por ato de outro órgão.</text:span></text:p>
      <text:list xml:id="list1066555900" text:style-name="L8">
        <text:list-item>
          <text:p text:style-name="P69">Atenção!<text:span text:style-name="T4"> Código de Defesa do Consumidor: </text:span><text:span text:style-name="T15">as entidades e órgãos da administração pública, direta ou indireta, ainda que sem personalidade jurídica, especificamente destinados à defesa dos interesses e direitos protegidos por este Código</text:span><text:span text:style-name="T17">.</text:span></text:p>
        </text:list-item>
      </text:list>
      <text:p text:style-name="P23"/>
      <text:p text:style-name="P22"><text:span text:style-name="T16">Órgãos independentes</text:span><text:span text:style-name="T17">:</text:span></text:p>
      <text:list xml:id="list2358083943" text:style-name="L9">
        <text:list-item>
          <text:p text:style-name="P71">previstos diretamente na CF;</text:p>
        </text:list-item>
        <text:list-item>
          <text:p text:style-name="P71">atribuições desenvolvidas por agentes políticos.</text:p>
        </text:list-item>
      </text:list>
      <text:p text:style-name="P23"/>
      <text:p text:style-name="P22"><text:span text:style-name="T16">Órgãos autônomos</text:span><text:span text:style-name="T17">:</text:span></text:p>
      <text:list xml:id="list790056285" text:style-name="L10">
        <text:list-item>
          <text:p text:style-name="P72">autonomia administrativa, financeira e técnica;</text:p>
        </text:list-item>
        <text:list-item>
          <text:p text:style-name="P72">órgãos diretivos.</text:p>
        </text:list-item>
      </text:list>
      <text:p text:style-name="P23"/>
      <text:p text:style-name="P22"><text:span text:style-name="T16">Órgãos superiores</text:span><text:span text:style-name="T17">:</text:span></text:p>
      <text:list xml:id="list3395493624" text:style-name="L11">
        <text:list-item>
          <text:p text:style-name="P73">atribuições de direção, controle e decisão;</text:p>
        </text:list-item>
        <text:list-item>
          <text:p text:style-name="P73">sujeitos ao controle hierárquico de uma instância superior;</text:p>
        </text:list-item>
        <text:list-item>
          <text:p text:style-name="P73">não possuem autonomia.</text:p>
        </text:list-item>
      </text:list>
      <text:p text:style-name="P23"/>
      <text:p text:style-name="P22"><text:span text:style-name="T16">Órgãos subalternos</text:span><text:span text:style-name="T17">:</text:span></text:p>
      <text:list xml:id="list436080156" text:style-name="L12">
        <text:list-item>
          <text:p text:style-name="P74">atribuições de mera execução;</text:p>
        </text:list-item>
        <text:list-item>
          <text:p text:style-name="P74">subordinados a vários níveis hierárquicos superiores.</text:p>
        </text:list-item>
      </text:list>
      <text:p text:style-name="P23"/>
      <text:p text:style-name="P22"><text:span text:style-name="T16">Órgãos burocráticos</text:span><text:span text:style-name="T17"> [Di Pietro]:</text:span></text:p>
      <text:list xml:id="list1459730222" text:style-name="L13">
        <text:list-item>
          <text:p text:style-name="P70"><text:span text:style-name="T17">estão a cargo de uma só PF ou de várias pessoas ordenadas numa esrtutura hierárquica </text:span><text:span text:style-name="T16">vertical</text:span><text:span text:style-name="T17">;</text:span></text:p>
        </text:list-item>
        <text:list-item>
          <text:p text:style-name="P75">contraponto aos órgãos colegiados, que são horizontais.</text:p>
        </text:list-item>
      </text:list>
      <text:p text:style-name="P23"/>
      <text:p text:style-name="P22"><text:span text:style-name="T16">Órgãos ativos/consultivos/de controle</text:span><text:span text:style-name="T17">:</text:span></text:p>
      <text:list xml:id="list2776406440" text:style-name="L14">
        <text:list-item>
          <text:p text:style-name="P76">possuem como função primordial, respectivamente, o desenvolvimento de uma administração ativa, de uma atividade consultiva ou de controle sobre outros órgãos.</text:p>
        </text:list-item>
      </text:list>
      <text:p text:style-name="P24"/>
      <text:p text:style-name="P25">A <text:span text:style-name="T1">supervisão ministerial</text:span> (<text:span text:style-name="T1">tutela</text:span>) se divide em:</text:p>
      <text:list xml:id="list1549187358" text:style-name="L15">
        <text:list-item>
          <text:p text:style-name="P77">controle político<text:span text:style-name="T4"> → dirigentes da Administração Indireta são escolhidos e nomeados por autoridade da Administração Direta;</text:span></text:p>
        </text:list-item>
        <text:list-item>
          <text:p text:style-name="P77">controle institucional<text:span text:style-name="T4"> → entidade deve atuar sempre de acordo com seus fins para os quais foi criada;</text:span></text:p>
        </text:list-item>
        <text:list-item>
          <text:p text:style-name="P77">controle administrativo<text:span text:style-name="T4"> → ficalização dos agentes e rotinas da entidade;</text:span></text:p>
        </text:list-item>
        <text:list-item>
          <text:p text:style-name="P77">controle finalístico<text:span text:style-name="T4"> → ficalização das finanças e contabilidade da entidade.</text:span></text:p>
        </text:list-item>
      </text:list>
      <text:p text:style-name="P27"><text:soft-page-break/>Atenção!<text:span text:style-name="T4"> Para Bandeira de Mello → controle da entidade (</text:span>tutela ordinária<text:span text:style-name="T4">) deve se dar nos </text:span><text:span text:style-name="T18">estritos termos da lei</text:span><text:span text:style-name="T4">, ou seja, a tutela ordinária depende de lei para ser exercida, exceto em casos absurdos, em que a Administração Direta poderia, então, coibir atos da Administração Indireta, o que se chama de </text:span>tutela extraordinária<text:span text:style-name="T4">.</text:span></text:p>
      <text:p text:style-name="P26"/>
      <text:p text:style-name="P28">Prerrogativas das Autarquias<text:span text:style-name="T4">:</text:span></text:p>
      <text:list xml:id="list1377840300" text:style-name="L16">
        <text:list-item>
          <text:p text:style-name="P78"><text:span text:style-name="T4">prazos processuais </text:span><text:span text:style-name="T18">em dobro</text:span><text:span text:style-name="T21">;</text:span></text:p>
        </text:list-item>
        <text:list-item>
          <text:p text:style-name="P80">prescrição quinquenal;</text:p>
        </text:list-item>
        <text:list-item>
          <text:p text:style-name="P78"><text:span text:style-name="T21">pagamento de dívidas judiciais por </text:span><text:span text:style-name="T18">precatórios</text:span><text:span text:style-name="T21"> (já que seus bens são </text:span><text:span text:style-name="T18">impenhoráveis</text:span><text:span text:style-name="T21">);</text:span></text:p>
        </text:list-item>
        <text:list-item>
          <text:p text:style-name="P80">possibilidade de inscrição de seus créditos em dívida ativa e a sua cobrança por execução fiscal;</text:p>
        </text:list-item>
        <text:list-item>
          <text:p text:style-name="P80">impenhorabilidade, inalienabilidade e imprescritibilidade de seus bens;</text:p>
        </text:list-item>
        <text:list-item>
          <text:p text:style-name="P80">imunidade tributária recíproca;</text:p>
        </text:list-item>
        <text:list-item>
          <text:p text:style-name="P80">não sujeitas à falência (em caso de insolvência, o ente federado é que subsidiariamente).</text:p>
        </text:list-item>
      </text:list>
      <text:p text:style-name="P32"/>
      <text:p text:style-name="P29"><text:span text:style-name="T20">Classificação das Autarquias</text:span><text:span text:style-name="T21">:</text:span></text:p>
      <text:list xml:id="list3162731418" text:style-name="L17">
        <text:list-item>
          <text:p text:style-name="P79"><text:span text:style-name="T21">quanto à </text:span><text:span text:style-name="T20">capacidade<text:tab/>administrativa</text:span><text:span text:style-name="T21">:</text:span></text:p>
          <text:list>
            <text:list-item>
              <text:p text:style-name="P90"><text:span text:style-name="T4">geográfica/territorial</text:span><text:span text:style-name="T21">: capacidade administrativa genérica;</text:span></text:p>
            </text:list-item>
            <text:list-item>
              <text:p text:style-name="P90"><text:span text:style-name="T4">serviço/institucional</text:span><text:span text:style-name="T21">: capacidade administrativa específica (limitada aos serviços para o qual foi criada);</text:span></text:p>
            </text:list-item>
          </text:list>
        </text:list-item>
        <text:list-item>
          <text:p text:style-name="P90"><text:span text:style-name="T21">quanto à </text:span><text:span text:style-name="T20">estrutura</text:span><text:span text:style-name="T21">:</text:span></text:p>
          <text:list>
            <text:list-item>
              <text:p text:style-name="P90"><text:span text:style-name="T4">fundacionais</text:span><text:span text:style-name="T21">: fundação de direito público, patrimônio vinculado a fim que beneficiar pessoas indeterminadas;</text:span></text:p>
            </text:list-item>
            <text:list-item>
              <text:p text:style-name="P90"><text:span text:style-name="T4">corporativas/associativas</text:span><text:span text:style-name="T21">: sujeitos unidos para consecução de um fim de interesse público, mas que diz respeito aos próprios associados (ex.: CREA, CFC);</text:span></text:p>
            </text:list-item>
          </text:list>
        </text:list-item>
        <text:list-item>
          <text:p text:style-name="P83"><text:span text:style-name="T4">quanto ao </text:span>nível federativo<text:span text:style-name="T4">: </text:span><text:span text:style-name="T7">federal, estadual, municipal;</text:span></text:p>
        </text:list-item>
        <text:list-item>
          <text:p text:style-name="P84">regime especial<text:span text:style-name="T4">: mandato fixo, estabilidade relativa de seus dirigentes.</text:span></text:p>
        </text:list-item>
      </text:list>
      <text:p text:style-name="P33"/>
      <text:p text:style-name="P30">Nomeação/exoneração de dirigentes das Autarquias<text:span text:style-name="T4">:</text:span></text:p>
      <text:list xml:id="list4116552461" text:style-name="L18">
        <text:list-item>
          <text:p text:style-name="P81">chefe do Executivo nomeia;</text:p>
        </text:list-item>
        <text:list-item>
          <text:p text:style-name="P81">em alguns casos é necessária aprovação do SF (ex.: BACEN, agências reguladoras);</text:p>
        </text:list-item>
        <text:list-item>
          <text:p text:style-name="P85"><text:span text:style-name="T4">normas </text:span>locais<text:span text:style-name="T4"> dos Estados/DF/Municípios podem subordinar a nomeação à prévia aprovação da Assembleia Legislativa;</text:span></text:p>
        </text:list-item>
        <text:list-item>
          <text:p text:style-name="P85">lei não<text:span text:style-name="T4"> pode exigir aprovação legislativa prévia para a </text:span>exoneração<text:span text:style-name="T4"> de dirigentes de autarquias do Executivo, nem exigir que a exoneração seja efetuada diretamente pelo Legislativo.</text:span></text:p>
        </text:list-item>
      </text:list>
      <text:p text:style-name="P34"/>
      <text:p text:style-name="P31">Foro judicial das Autarquias<text:span text:style-name="T4">:</text:span></text:p>
      <text:list xml:id="list700495907" text:style-name="L19">
        <text:list-item>
          <text:p text:style-name="P86"><text:span text:style-name="T4">autarquia </text:span>federal<text:span text:style-name="T4"> → Justiça Federal;</text:span></text:p>
        </text:list-item>
        <text:list-item>
          <text:p text:style-name="P86"><text:span text:style-name="T4">autarquia </text:span>estadual/municipal<text:span text:style-name="T4"> → Justiça Estadual;</text:span></text:p>
        </text:list-item>
        <text:list-item>
          <text:p text:style-name="P87">servidores estatutários<text:span text:style-name="T4"> → seguem a regra acima (federal → federal; estadual/municipal → estadual);</text:span></text:p>
        </text:list-item>
        <text:list-item>
          <text:p text:style-name="P87">empregados públicos <text:span text:style-name="T4">→ Justiça do Trabalho.</text:span></text:p>
        </text:list-item>
      </text:list>
      <text:p text:style-name="P82"/>
      <text:p text:style-name="P38">Cabe à <text:span text:style-name="T1">LC</text:span> definir as <text:span text:style-name="T1">áreas de atuação</text:span> das fundações.</text:p>
      <text:p text:style-name="P38"/>
      <text:p text:style-name="P38">A <text:span text:style-name="T1">imunidade tributária recíproca</text:span> é extensiva tanto às fundações públicas quanto às fundações privadas. Já os prazos processuais, o duplo grau obrigatório de jurisdição e o regime de precatórios a que se submetem as autarquias só é extensível às fundações de <text:span text:style-name="T1">direito público</text:span>.</text:p>
      <text:p text:style-name="P38"/>
      <text:p text:style-name="P39"><text:soft-page-break/>Em regra, as fundações <text:span text:style-name="T27">públicas </text:span>de <text:span text:style-name="T1">direito privado</text:span> praticam atos de direito privado, só sendo considerados atos administrativos aqueles praticados no exercício de função delegada do Poder Público.</text:p>
      <text:list xml:id="list3995992360" text:style-name="L20">
        <text:list-item>
          <text:p text:style-name="P55">Atenção!<text:span text:style-name="T4"> Em relação aos </text:span>contratos<text:span text:style-name="T4">, submetem-se à L8666/93 (são </text:span>contratos administrativos<text:span text:style-name="T4">), seja a fundação de direito público ou privado.</text:span></text:p>
        </text:list-item>
      </text:list>
      <text:p text:style-name="P39"/>
      <text:p text:style-name="P8"><text:span text:style-name="T4">Bens das fundações de </text:span>direito privado<text:span text:style-name="T4"> são bens privados, mas alguns podem se submeter a regras do direito público, aqueles que são </text:span>empregados diretamente na prestação dos serviços públicos<text:span text:style-name="T4"> (Princípio da Continuidade dos Serviços Públicos).</text:span></text:p>
      <text:p text:style-name="P50"/>
      <text:p text:style-name="P9"><text:span text:style-name="T4">Nas fundações públicas de </text:span>direito privado<text:span text:style-name="T4">, se aplicam ao pessoal as restrições de nível constitucional (ex.: proibição da acumulação de cargos e empregos, necessidade de prévia aprovação em concurso público, etc).</text:span></text:p>
      <text:p text:style-name="P51"/>
      <text:p text:style-name="P10">Patrimônio<text:span text:style-name="T4"> personalizado → fundação</text:span></text:p>
      <text:p text:style-name="P10">Serviço<text:span text:style-name="T4"> personalizado → autarquia</text:span></text:p>
      <text:p text:style-name="P52"/>
      <text:p text:style-name="P53">Atuação do MP na veladura das fundações:</text:p>
      <text:list xml:id="list3290603999" text:style-name="L21">
        <text:list-item>
          <text:p text:style-name="P56"><text:span text:style-name="T4">fundações </text:span>privadas<text:span text:style-name="T4"> → MP do Estado/DF onde estiver situada;</text:span></text:p>
        </text:list-item>
        <text:list-item>
          <text:p text:style-name="P56"><text:span text:style-name="T4">fundações </text:span>públicas de direito público ou privado<text:span text:style-name="T4"> → MP do Estado/DF onde estiver situada, no caso dos Estados e dos Municípios. Se </text:span><text:span text:style-name="T21">federal, pelo MPF.</text:span></text:p>
        </text:list-item>
      </text:list>
      <text:p text:style-name="P91"/>
      <text:p text:style-name="P11"><text:span text:style-name="T21">Quanto ao </text:span><text:span text:style-name="T20">foro jurisdicional</text:span><text:span text:style-name="T21">, as fundações públicas de </text:span><text:span text:style-name="T20">direito público</text:span><text:span text:style-name="T21"> seguem as regras aplicáveis às autarquias. </text:span><text:span text:style-name="T23">Já as fundações públicas de </text:span><text:span text:style-name="T26">direito privado</text:span><text:span text:style-name="T23"> têm divergência:</text:span></text:p>
      <text:list xml:id="list1403565979" text:style-name="L22">
        <text:list-item>
          <text:p text:style-name="P92">para doutrina: seja qual for a esfera, o foro será a Justiça Estadual;</text:p>
        </text:list-item>
        <text:list-item>
          <text:p text:style-name="P92">para jurisprudência: se for federal, o foro será a Justiça Federal.</text:p>
        </text:list-item>
      </text:list>
      <text:p text:style-name="P93"/>
      <text:p text:style-name="P12"><text:span text:style-name="T21">As </text:span><text:span text:style-name="T20">subsidiárias</text:span><text:span text:style-name="T21"> de EP/SEM possuem </text:span><text:span text:style-name="T20">PJ própria</text:span><text:span text:style-name="T21">.</text:span></text:p>
      <text:p text:style-name="P94"/>
      <text:p text:style-name="P13"><text:span text:style-name="T21">Autarquias e fundações </text:span><text:span text:style-name="T20">também podem criar subsidiárias</text:span><text:span text:style-name="T21">.</text:span></text:p>
      <text:p text:style-name="P95"/>
      <text:p text:style-name="P14"><text:span text:style-name="T21">Doutrina majoritária considera que as subsidiárias </text:span><text:span text:style-name="T20">não integram </text:span><text:span text:style-name="T21">formalmente a Administração Pública.</text:span></text:p>
      <text:p text:style-name="P96"/>
      <text:p text:style-name="P97">“Atividade de natureza econômica” das EP/SEM se divide em 2 espécies:</text:p>
      <text:list xml:id="list2490375624" text:style-name="L23">
        <text:list-item>
          <text:p text:style-name="P98">intervenção no domínio econômico; e</text:p>
        </text:list-item>
        <text:list-item>
          <text:p text:style-name="P98">prestação de serviços públicos.</text:p>
        </text:list-item>
      </text:list>
      <text:p text:style-name="P97"/>
      <text:p text:style-name="P15"><text:span text:style-name="T21">Estado só pode se utilizar da </text:span><text:span text:style-name="T20">intervenção no domínio econõmico</text:span><text:span text:style-name="T21"> quando:</text:span></text:p>
      <text:list xml:id="list3320114909" text:style-name="L24">
        <text:list-item>
          <text:p text:style-name="P99">necessário aos imperativos da segurança nacional; ou</text:p>
        </text:list-item>
        <text:list-item>
          <text:p text:style-name="P99">relevante interesse coletivo.</text:p>
        </text:list-item>
      </text:list>
      <text:p text:style-name="P97"/>
      <text:p text:style-name="P16"><text:span text:style-name="T21">Estado só pode executar atividades econômicas </text:span><text:span text:style-name="T20">próprias</text:span><text:span text:style-name="T21"> </text:span><text:span text:style-name="T20">da iniciativa privada</text:span><text:span text:style-name="T21"> quando sujeitas a </text:span><text:span text:style-name="T20">regime de monopólio</text:span><text:span text:style-name="T21">.</text:span></text:p>
      <text:p text:style-name="P100"/>
      <text:p text:style-name="P17"><text:span text:style-name="T21">EP/SEM que </text:span><text:span text:style-name="T20">prestam serviços públicos</text:span><text:span text:style-name="T21"> tem regime jurídico </text:span><text:span text:style-name="T18">preponderantemente</text:span><text:span text:style-name="T21"> de </text:span><text:span text:style-name="T20">direito público</text:span><text:span text:style-name="T21">. </text:span><text:span text:style-name="T13">[princípio relevante: Continuidade dos Serviços Públicos]</text:span></text:p>
      <text:p text:style-name="P101"/>
      <text:p text:style-name="P18"><text:span text:style-name="T24">S</text:span><text:span text:style-name="T21">TF: a imunidade tributária recíproca aplica-se às EP/SEM </text:span><text:span text:style-name="T20">prestadoras de serviço público</text:span><text:span text:style-name="T21">.</text:span></text:p>
      <text:p text:style-name="P102"/>
      <text:p text:style-name="P19"><text:soft-page-break/><text:span text:style-name="T21">Os empregados das EP/SEM têm o direito de exigir </text:span><text:span text:style-name="T20">motivação</text:span><text:span text:style-name="T21"> de eventuais atos de demissão (impessoalidade e isonomia). Se o fundamento da demissão for </text:span><text:span text:style-name="T18">comportamento ou conduta desabonadora</text:span><text:span text:style-name="T21">, o empregado tem assegurado o </text:span><text:span text:style-name="T20">direito de defesa</text:span><text:span text:style-name="T21">.</text:span></text:p>
      <text:p text:style-name="P103"/>
      <text:p text:style-name="P20"><text:span text:style-name="T21">STF: </text:span><text:span text:style-name="T20">não</text:span><text:span text:style-name="T21"> cabe ao Poder Legislativo aprovação prévia de nomeação de </text:span><text:span text:style-name="T20">dirigentes das EP/SEM</text:span><text:span text:style-name="T21">, </text:span><text:span text:style-name="T25">inclusive das que prestam serviços públicos</text:span><text:span text:style-name="T21">. </text:span><text:span text:style-name="T22">Já para as autarquias e fundações, o Poder Legislativo pode aprovar a nomeação de seus dirigentes.</text:span></text:p>
      <text:p text:style-name="P104"/>
      <text:p text:style-name="P88"><text:span text:style-name="T8">S</text:span><text:span text:style-name="T4">TJ: é possível impetrar MS contra ato de dirigente de EP/SEM quando praticados na qualidade de autoridade pública, mas não cabe quanto a atos de mera gestão econômica.</text:span></text:p>
      <text:p text:style-name="P88"><text:span text:style-name="T4"/></text:p>
      <text:p text:style-name="P105">As EP/SEM <text:span text:style-name="T1">não</text:span><text:span text:style-name="T4"> se submetem ao processo falimentar das empresas privadas em geral, </text:span><text:span text:style-name="T1">independentemente</text:span><text:span text:style-name="T4"> se prestam serviços públicos ou exploram atividade econômica.</text:span></text:p>
      <text:p text:style-name="P105"><text:span text:style-name="T4"/></text:p>
      <text:p text:style-name="P106"><text:span text:style-name="T4">EP pode ter qualquer forma jurídica, desde que compatível. No caso de EP </text:span><text:span text:style-name="T1">federal</text:span><text:span text:style-name="T4">, pode até mesmo criar nova forma jurídica </text:span><text:span text:style-name="T9">(compete à União legislar sobre Direito Civil e Comercial)</text:span><text:span text:style-name="T4">.</text:span></text:p>
      <text:p text:style-name="P106"><text:span text:style-name="T4"/></text:p>
      <text:p text:style-name="P108"><text:span text:style-name="T4">Foro judicial das EP e SEM:</text:span></text:p>
      <text:list xml:id="list2817089952" text:style-name="L25">
        <text:list-item>
          <text:p text:style-name="P107"><text:span text:style-name="T4">se </text:span><text:span text:style-name="T1">EP</text:span><text:span text:style-name="T4"> </text:span><text:span text:style-name="T1">federal</text:span><text:span text:style-name="T4"> → justiça federal;</text:span></text:p>
        </text:list-item>
        <text:list-item>
          <text:p text:style-name="P107"><text:span text:style-name="T4">se </text:span><text:span text:style-name="T1">EP estadual ou municipal</text:span><text:span text:style-name="T4"> → justiça municipal;</text:span></text:p>
        </text:list-item>
        <text:list-item>
          <text:p text:style-name="P107"><text:span text:style-name="T4">se </text:span><text:span text:style-name="T1">SEM</text:span><text:span text:style-name="T4">:</text:span></text:p>
          <text:list>
            <text:list-item>
              <text:p text:style-name="P107"><text:span text:style-name="T4">regra geral → justiça </text:span><text:span text:style-name="T1">estadual</text:span><text:span text:style-name="T4">;</text:span></text:p>
            </text:list-item>
            <text:list-item>
              <text:p text:style-name="P107"><text:span text:style-name="T4">se União atuar como assistente ou oponente → justiça </text:span><text:span text:style-name="T1">federal</text:span><text:span text:style-name="T4">;</text:span></text:p>
            </text:list-item>
          </text:list>
        </text:list-item>
        <text:list-item>
          <text:p text:style-name="P107"><text:span text:style-name="T4">se </text:span><text:span text:style-name="T1">ações trabalhistas</text:span><text:span text:style-name="T4"> → justiça trabalhista.</text:span></text:p>
        </text:list-item>
      </text:list>
      <text:p text:style-name="P108"><text:span text:style-name="T4"/></text:p>
      <text:p text:style-name="P58">Consórcios públicos<text:span text:style-name="T4">:</text:span></text:p>
      <text:list xml:id="list2407550509" text:style-name="L27">
        <text:list-item>
          <text:p text:style-name="P57"><text:span text:style-name="T4">entre entes políticos;</text:span></text:p>
        </text:list-item>
        <text:list-item>
          <text:p text:style-name="P57"><text:span text:style-name="T4">objeto: atividades e metas de interesse comum;</text:span></text:p>
        </text:list-item>
        <text:list-item>
          <text:p text:style-name="P57">não<text:span text:style-name="T4"> pode:</text:span></text:p>
          <text:list>
            <text:list-item>
              <text:p text:style-name="P57"><text:span text:style-name="T4">U diretamente com M;</text:span></text:p>
            </text:list-item>
            <text:list-item>
              <text:p text:style-name="P57"><text:span text:style-name="T4">Estado A diretamente com M do Estado B;</text:span></text:p>
            </text:list-item>
          </text:list>
        </text:list-item>
        <text:list-item>
          <text:p text:style-name="P57"><text:span text:style-name="T4">constituído por </text:span>contrato<text:span text:style-name="T4">;</text:span></text:p>
        </text:list-item>
        <text:list-item>
          <text:p text:style-name="P57"><text:span text:style-name="T4">requisitos formais:</text:span></text:p>
          <text:list>
            <text:list-item>
              <text:p text:style-name="P57">prévio <text:span text:style-name="T4">protocolo de intenções;</text:span></text:p>
            </text:list-item>
            <text:list-item>
              <text:p text:style-name="P57"><text:span text:style-name="T4">ratificação do protocolo por lei; </text:span><text:span text:style-name="T11">[lei de cada ente!]</text:span></text:p>
            </text:list-item>
          </text:list>
        </text:list-item>
        <text:list-item>
          <text:p text:style-name="P59"><text:span text:style-name="T4">PJ de </text:span>direito público<text:span text:style-name="T4"> → associação pública; </text:span><text:span text:style-name="T12">[</text:span><text:span text:style-name="T14">integra</text:span><text:span text:style-name="T12"> a Adm. Indireta dos consorciados]</text:span></text:p>
        </text:list-item>
        <text:list-item>
          <text:p text:style-name="P59"><text:span text:style-name="T4">PJ de </text:span>direito privado<text:span text:style-name="T4"> → </text:span><text:span text:style-name="T10">associação civil</text:span><text:span text:style-name="T4">;</text:span></text:p>
        </text:list-item>
        <text:list-item>
          <text:p text:style-name="P60"><text:span text:style-name="T4">pode ser contratado por </text:span>dispensa<text:span text:style-name="T4"> de licitação pelos entes </text:span><text:span text:style-name="T18">consorciados</text:span><text:span text:style-name="T21">;</text:span></text:p>
        </text:list-item>
        <text:list-item>
          <text:p text:style-name="P61"><text:span text:style-name="T21">se associação pública e houver previsão contratual, poderá promover </text:span><text:span text:style-name="T18">desapropriações</text:span><text:span text:style-name="T21"> e instituir </text:span><text:span text:style-name="T18">servidões </text:span><text:span text:style-name="T19">administrativas</text:span><text:span text:style-name="T21">;</text:span></text:p>
        </text:list-item>
        <text:list-item>
          <text:p text:style-name="P62"><text:span text:style-name="T20">contrato de rateio</text:span><text:span text:style-name="T21"> → cada ente consorciado fornece recursos ao consórcio;</text:span></text:p>
        </text:list-item>
        <text:list-item>
          <text:p text:style-name="P63"><text:span text:style-name="T20">contrato de programa</text:span><text:span text:style-name="T21"> → entre consórcio e um dos consorciados, em que este assume a obrigação de prestar serviços por meio de seus próprios órgãos;</text:span></text:p>
        </text:list-item>
        <text:list-item>
          <text:p text:style-name="P64"><text:span text:style-name="T21">representante legal: obrigatoriamente um dos chefes do Executivo dos entes consorciados;</text:span></text:p>
        </text:list-item>
        <text:list-item>
          <text:p text:style-name="P65"><text:span text:style-name="T21">no caso de extinção do consórcio, os entes consorciados respondem </text:span><text:span text:style-name="T20">solidariamente</text:span><text:span text:style-name="T21">.</text:span></text:p>
        </text:list-item>
      </text:list>
      <text:p text:style-name="P66"><text:span text:style-name="T21"/></text:p>
      <text:p text:style-name="P67"><text:span text:style-name="T21">A </text:span><text:span text:style-name="T20">prescrição quinquenal</text:span><text:span text:style-name="T21"> foi estendida apenas às autarquias. As demais entidades seguem o código civil (10 anos).</text:span></text:p>
      <text:p text:style-name="P67"><text:span text:style-name="T21"/></text:p>
      <text:p text:style-name="P68"><text:soft-page-break/><text:span text:style-name="T21">EP pode ter </text:span><text:span text:style-name="T20">regime específico de contratos e licitações</text:span><text:span text:style-name="T21">, desde que observados os princípios da administração pública.</text:span></text:p>
      <text:p text:style-name="P68"><text:span text:style-name="T21"/></text:p>
      <text:p text:style-name="P89"><text:span text:style-name="T4">STJ: cabe MS contra ato praticado em licitação promovida por SEM ou E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c081" officeooo:paragraph-rsid="001ac0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Organização da Administração Públ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6:06:29.741000000</meta:creation-date>
    <dc:date>2018-06-11T21:57:09.875000000</dc:date>
    <meta:editing-duration>PT1H41M27S</meta:editing-duration>
    <meta:editing-cycles>22</meta:editing-cycles>
    <meta:generator>LibreOffice/6.0.1.1$Windows_X86_64 LibreOffice_project/60bfb1526849283ce2491346ed2aa51c465abfe6</meta:generator>
    <meta:document-statistic meta:table-count="0" meta:image-count="0" meta:object-count="0" meta:page-count="6" meta:paragraph-count="153" meta:word-count="1804" meta:character-count="11892" meta:non-whitespace-character-count="10339"/>
  </office:meta>
</office:document-meta>
</file>